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min-height="0.873cm" fo:min-width="0.59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8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min-height="0.897cm" fo:min-width="1.49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71cm" svg:stroke-color="#4f6228" draw:fill="solid" draw:fill-color="#c3d69b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71cm" svg:stroke-color="#000000" draw:marker-start="msArrowOvalEnd_20_9" draw:marker-start-width="0.355cm" draw:marker-start-center="true" draw:marker-end="msArrowEnd_20_9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5.342cm" fo:min-width="11.797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71cm" svg:stroke-color="#3a5f8b" draw:fill="solid" draw:fill-color="#ffcc00" draw:textarea-vertical-align="middle" draw:auto-grow-height="false" draw:fit-to-size="false" fo:min-height="3.804cm" fo:min-width="6.273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1.56cm" fo:min-width="1.605cm"/>
    </style:style>
    <style:style style:name="gr13" style:family="graphic" style:parent-style-name="standard">
      <style:graphic-properties draw:stroke="solid" svg:stroke-width="0.071cm" svg:stroke-color="#4f6228" draw:fill="solid" draw:fill-color="#c3d69b" draw:textarea-vertical-align="middle" draw:auto-grow-height="false" draw:fit-to-size="false" fo:min-height="5.074cm" fo:min-width="10.718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start="msArrowOvalEnd_20_9" draw:marker-start-width="0.355cm" draw:marker-start-center="true" draw:marker-end="msArrowEnd_20_9" draw:marker-end-width="0.355cm" draw:marker-end-center="false" draw:fill="none" draw:textarea-vertical-align="top" draw:auto-grow-height="false" fo:min-height="0.107cm" fo:min-width="0.57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71cm" draw:fill="solid" draw:fill-color="#92d050" draw:opacity="46%" draw:textarea-vertical-align="middle" draw:auto-grow-height="false" draw:fit-to-size="false" fo:min-height="0.53cm" fo:min-width="12.62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textarea-horizontal-align="justify" draw:textarea-vertical-align="middle" draw:auto-grow-height="false" fo:min-height="2.254cm" fo:min-width="3.255cm" fo:wrap-option="no-wrap"/>
    </style:style>
    <style:style style:name="gr17" style:family="graphic" style:parent-style-name="standard">
      <style:graphic-properties draw:stroke="solid" svg:stroke-width="0.071cm" svg:stroke-color="#3a5f8b" draw:fill="solid" draw:fill-color="#ffcc00" draw:textarea-vertical-align="middle" draw:auto-grow-height="false" draw:fit-to-size="false" fo:min-height="5.384cm" fo:min-width="6.273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c4bd97" draw:textarea-vertical-align="middle" draw:auto-grow-height="false" draw:fit-to-size="false" fo:min-height="1.02cm" fo:min-width="0.98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fill="solid" draw:fill-color="#fdeada" draw:textarea-vertical-align="middle" draw:auto-grow-height="false" draw:fit-to-size="false" fo:min-height="1.02cm" fo:min-width="0.98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2.432cm" fo:min-width="3.491cm" fo:wrap-option="no-wrap"/>
    </style:style>
    <style:style style:name="gr22" style:family="graphic" style:parent-style-name="standard">
      <style:graphic-properties draw:textarea-horizontal-align="justify" draw:textarea-vertical-align="middle" draw:auto-grow-height="false" fo:min-height="2.61cm" fo:min-width="3.79cm" fo:wrap-option="no-wrap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svg:stroke-width="0.071cm" draw:fill="solid" draw:fill-color="#ffffff" draw:opacity="46%" draw:textarea-vertical-align="middle" draw:auto-grow-height="false" draw:fit-to-size="false" fo:min-height="0.53cm" fo:min-width="12.623cm" fo:padding-top="0.125cm" fo:padding-bottom="0.125cm" fo:padding-left="0.25cm" fo:padding-right="0.25cm" fo:wrap-option="wrap"/>
    </style:style>
    <style:style style:name="gr25" style:family="graphic" style:parent-style-name="objectwithoutfill">
      <style:graphic-properties svg:stroke-color="#ff3333" draw:fill="none" draw:textarea-vertical-align="middle"/>
    </style:style>
    <style:style style:name="gr26" style:family="graphic" style:parent-style-name="objectwithoutfill">
      <style:graphic-properties svg:stroke-color="#330099" draw:fill="none" draw:textarea-vertical-align="middle"/>
    </style:style>
    <style:style style:name="gr27" style:family="graphic" style:parent-style-name="standard">
      <style:graphic-properties draw:stroke="solid" svg:stroke-width="0.071cm" svg:stroke-color="#000000" draw:marker-start="msArrowOvalEnd_20_9" draw:marker-start-width="0.355cm" draw:marker-start-center="true" draw:marker-end="msArrowEnd_20_9" draw:marker-end-width="0.355cm" draw:marker-end-center="false" draw:fill="none" draw:textarea-vertical-align="top" draw:auto-grow-height="false" fo:min-height="0cm" fo:min-width="0.516cm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fo:min-height="3.18cm"/>
    </style:style>
    <style:style style:name="pr4" style:family="presentation" style:parent-style-name="Title_20_and_20_Content-notes">
      <style:graphic-properties draw:fill-color="#ffffff" fo:min-height="12.572cm"/>
    </style:style>
    <style:style style:name="pr5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le_20_Slide-notes">
      <style:graphic-properties draw:fill-color="#ffffff" fo:min-height="12.57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c3d69b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099cm" fo:margin-bottom="0cm" fo:line-height="100%" fo:text-align="start" fo:text-indent="0cm" style:punctuation-wrap="hanging" style:writing-mode="lr-tb" style:font-independent-line-spacing="true"/>
      <style:text-properties fo:font-size="18pt" fo:font-weight="bold" style:font-weight-asian="bold" style:font-weight-complex="bold" fo:hyphenate="false"/>
    </style:style>
    <style:style style:name="P16" style:family="paragraph">
      <loext:graphic-properties draw:fill="solid" draw:fill-color="#ffcc00"/>
      <style:paragraph-properties fo:text-align="start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fo:font-weight="normal" style:font-weight-asian="normal" style:font-weight-complex="normal" fo:hyphenate="false"/>
    </style:style>
    <style:style style:name="P19" style:family="paragraph">
      <loext:graphic-properties draw:fill="solid" draw:fill-color="#92d050" draw:opacity="46%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c4bd97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deada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ffffff" draw:opacity="46%"/>
      <style:paragraph-properties fo:text-align="start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.09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draw:name="Title 1" presentation:style-name="pr1" draw:text-style-name="P1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Content Placeholder 2" presentation:style-name="pr2" draw:text-style-name="P3" draw:layer="layout" svg:width="22.859cm" svg:height="12.571cm" svg:x="1.27cm" svg:y="4.445cm" presentation:class="outline" presentation:user-transformed="true">
          <draw:text-box>
            <text:list text:style-name="L1">
              <text:list-item>
                <text:p text:style-name="P2"><text:span text:style-name="T1">Uninitialized variables are shown as </text:span><text:span text:style-name="T1"><text:line-break/></text:span><text:span text:style-name="T1"/></text:p>
              </text:list-item>
              <text:list-item>
                <text:p text:style-name="P2"><text:span text:style-name="T1">The nullptr is shown as</text:span><text:span text:style-name="T1"><text:line-break/></text:span><text:span text:style-name="T1"/></text:p>
              </text:list-item>
              <text:list-item>
                <text:p text:style-name="P2"><text:span text:style-name="T1">Nodes are shown as</text:span><text:span text:style-name="T1"><text:line-break/></text:span><text:span text:style-name="T1"/></text:p>
                <text:p text:style-name="P2"><text:span text:style-name="T2"><text:line-break/></text:span><text:span text:style-name="T2">(Execution always starts at main)</text:span></text:p>
              </text:list-item>
            </text:list>
          </draw:text-box>
        </draw:frame>
        <draw:frame presentation:style-name="pr3" draw:layer="layout" svg:width="22.859cm" svg:height="3.18cm" svg:x="1.271cm" svg:y="0.759cm" presentation:class="title" presentation:user-transformed="true">
          <draw:text-box>
            <text:p><text:span text:style-name="T3">Crash Trace</text:span></text:p>
          </draw:text-box>
        </draw:frame>
        <draw:custom-shape draw:name="Rectangle 19" draw:style-name="gr1" draw:text-style-name="P5" draw:layer="layout" svg:width="1.095cm" svg:height="1.122cm" svg:x="17.526cm" svg:y="8.022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17.526cm" svg:y1="9.144cm" svg:x2="18.621cm" svg:y2="8.022cm">
          <text:p/>
        </draw:line>
        <draw:line draw:name="Straight Connector 75" draw:style-name="gr2" draw:text-style-name="P6" draw:layer="layout" svg:x1="17.527cm" svg:y1="9.144cm" svg:x2="18.622cm" svg:y2="8.022cm">
          <text:p/>
        </draw:line>
        <draw:custom-shape draw:name="Rectangle 19" draw:style-name="gr1" draw:text-style-name="P5" draw:layer="layout" svg:width="1.095cm" svg:height="1.122cm" svg:x="23.806cm" svg:y="4.72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3.877cm" svg:y="4.77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986cm" svg:y="11.17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6.467cm" svg:y1="11.176cm" svg:x2="16.468cm" svg:y2="12.446cm">
            <text:p/>
          </draw:line>
        </draw:g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2T0">
        <office:forms form:automatic-focus="false" form:apply-design-mode="false"/>
        <draw:custom-shape draw:name="Rectangle 8" draw:style-name="gr7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11" draw:layer="layout" svg:width="5.528cm" svg:height="1.013cm" svg:x="15.299cm" svg:y="0cm">
          <text:p text:style-name="P4"><text:span text:style-name="T4">H</text:span><text:span text:style-name="T4">E</text:span><text:span text:style-name="T4">A</text:span><text:span text:style-name="T4">P </text:span><text:span text:style-name="T4">M</text:span><text:span text:style-name="T4">e</text:span><text:span text:style-name="T4">m</text:span><text:span text:style-name="T4">o</text:span><text:span text:style-name="T4">r</text:span><text:span text:style-name="T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9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/text:span><text:span text:style-name="T6">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2T0">
        <office:forms form:automatic-focus="false" form:apply-design-mode="false"/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1cm" svg:y="15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1cm" svg:y="17.04cm">
            <text:p text:style-name="P4"><text:span text:style-name="T7">frontP</text:span><text:span text:style-name="T7">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3.4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18.38cm" svg:y="16.124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2T0">
        <office:forms form:automatic-focus="false" form:apply-design-mode="false"/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3.4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18.38cm" svg:y="16.124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7" draw:layer="layout" svg:width="5.335cm" svg:height="3.556cm" svg:x="13.969cm" svg:y="9.806cm">
          <text:p text:style-name="P17">This means, <text:line-break/>this line just <text:line-break/>executed.</text:p>
          <draw:enhanced-geometry svg:viewBox="0 0 21600 21600" draw:glue-points="10800 0 3160 3160 0 10800 3160 18440 10800 21600 18440 18440 21600 10800 18440 3160 ?f14 ?f15" draw:text-areas="3200 3200 18400 18400" draw:type="round-callout" draw:modifiers="-5286.65667166417 24235.479336519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Slide" presentation:presentation-page-layout-name="AL2T0">
        <office:forms form:automatic-focus="false" form:apply-design-mode="false"/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4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18.309cm" svg:y1="17.188cm" svg:x2="19.404cm" svg:y2="16.066cm">
          <text:p/>
        </draw:line>
        <draw:line draw:name="Straight Connector 75" draw:style-name="gr2" draw:text-style-name="P6" draw:layer="layout" svg:x1="18.31cm" svg:y1="17.188cm" svg:x2="19.405cm" svg:y2="16.066cm">
          <text:p/>
        </draw:lin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6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18.309cm" svg:y1="17.188cm" svg:x2="19.404cm" svg:y2="16.066cm">
          <text:p/>
        </draw:line>
        <draw:line draw:name="Straight Connector 75" draw:style-name="gr2" draw:text-style-name="P6" draw:layer="layout" svg:x1="18.31cm" svg:y1="17.188cm" svg:x2="19.405cm" svg:y2="16.066cm">
          <text:p/>
        </draw:line>
        <draw:custom-shape draw:name="TextBox 74" draw:style-name="gr3" draw:text-style-name="P7" draw:layer="layout" svg:width="1.269cm" svg:height="1.013cm" svg:x="17.4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755cm" svg:y="12.8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19.355cm" svg:y="11.2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0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18.309cm" svg:y1="17.188cm" svg:x2="19.404cm" svg:y2="16.066cm">
          <text:p/>
        </draw:line>
        <draw:line draw:name="Straight Connector 75" draw:style-name="gr2" draw:text-style-name="P6" draw:layer="layout" svg:x1="18.31cm" svg:y1="17.188cm" svg:x2="19.405cm" svg:y2="16.066cm">
          <text:p/>
        </draw:line>
        <draw:custom-shape draw:name="TextBox 74" draw:style-name="gr3" draw:text-style-name="P7" draw:layer="layout" svg:width="1.269cm" svg:height="1.013cm" svg:x="17.4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1cm" svg:y="15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1cm" svg:y="17.04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4.732cm" svg:y2="2.539cm">
          <text:p/>
        </draw:line>
        <draw:line draw:name="Straight Connector 75" draw:style-name="gr2" draw:text-style-name="P6" draw:layer="layout" svg:x1="18.309cm" svg:y1="17.188cm" svg:x2="19.404cm" svg:y2="16.066cm">
          <text:p/>
        </draw:line>
        <draw:line draw:name="Straight Connector 75" draw:style-name="gr2" draw:text-style-name="P6" draw:layer="layout" svg:x1="18.31cm" svg:y1="17.188cm" svg:x2="19.405cm" svg:y2="16.066cm">
          <text:p/>
        </draw:lin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2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4.732cm" svg:y2="2.539cm">
          <text:p/>
        </draw:line>
        <draw:line draw:name="Straight Connector 75" draw:style-name="gr2" draw:text-style-name="P6" draw:layer="layout" svg:x1="18.309cm" svg:y1="17.188cm" svg:x2="19.404cm" svg:y2="16.066cm">
          <text:p/>
        </draw:line>
        <draw:line draw:name="Straight Connector 75" draw:style-name="gr2" draw:text-style-name="P6" draw:layer="layout" svg:x1="20.684cm" svg:y1="10.192cm" svg:x2="22.165cm" svg:y2="8.923cm">
          <text:p/>
        </draw:lin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3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4.732cm" svg:y2="2.539cm">
          <text:p/>
        </draw:line>
        <draw:line draw:name="Straight Connector 75" draw:style-name="gr2" draw:text-style-name="P6" draw:layer="layout" svg:x1="18.309cm" svg:y1="17.188cm" svg:x2="19.404cm" svg:y2="16.066cm">
          <text:p/>
        </draw:line>
        <draw:line draw:name="Straight Connector 75" draw:style-name="gr2" draw:text-style-name="P6" draw:layer="layout" svg:x1="20.685cm" svg:y1="10.193cm" svg:x2="22.166cm" svg:y2="8.924cm">
          <text:p/>
        </draw:lin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5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4.732cm" svg:y2="2.539cm">
          <text:p/>
        </draw:line>
        <draw:line draw:name="Straight Connector 75" draw:style-name="gr2" draw:text-style-name="P6" draw:layer="layout" svg:x1="18.309cm" svg:y1="17.188cm" svg:x2="19.404cm" svg:y2="16.066cm">
          <text:p/>
        </draw:line>
        <draw:custom-shape draw:style-name="gr21" draw:text-style-name="P17" draw:layer="layout" svg:width="5.671cm" svg:height="3.81cm" svg:x="19.304cm" svg:y="1.016cm">
          <text:p text:style-name="P17"><text:span text:style-name="T12">newPtr-&gt;link</text:span></text:p>
          <text:p text:style-name="P17">and <text:span text:style-name="T12">frontPtr</text:span> <text:line-break/>already have <text:line-break/>same value </text:p>
          <draw:enhanced-geometry svg:viewBox="0 0 21600 21600" draw:glue-points="10800 0 3160 3160 0 10800 3160 18440 10800 21600 18440 18440 21600 10800 18440 3160 ?f14 ?f15" draw:text-areas="3200 3200 18400 18400" draw:type="round-callout" draw:modifiers="-12810.7193229901 5667.80372605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20.685cm" svg:y1="10.193cm" svg:x2="22.166cm" svg:y2="8.924cm">
          <text:p/>
        </draw:lin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5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4.732cm" svg:y2="2.539cm">
          <text:p/>
        </draw:line>
        <draw:line draw:name="Straight Connector 75" draw:style-name="gr2" draw:text-style-name="P6" draw:layer="layout" svg:x1="18.309cm" svg:y1="17.188cm" svg:x2="19.404cm" svg:y2="16.066cm">
          <text:p/>
        </draw:line>
        <draw:custom-shape draw:style-name="gr21" draw:text-style-name="P17" draw:layer="layout" svg:width="5.671cm" svg:height="3.81cm" svg:x="19.304cm" svg:y="1.016cm">
          <text:p text:style-name="P17"><text:span text:style-name="T12">newPtr-&gt;link</text:span></text:p>
          <text:p text:style-name="P17">and <text:span text:style-name="T12">frontPtr</text:span> <text:line-break/>already have <text:line-break/>same value </text:p>
          <draw:enhanced-geometry svg:viewBox="0 0 21600 21600" draw:glue-points="10800 0 3160 3160 0 10800 3160 18440 10800 21600 18440 18440 21600 10800 18440 3160 ?f14 ?f15" draw:text-areas="3200 3200 18400 18400" draw:type="round-callout" draw:modifiers="-12810.7193229901 5667.80372605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7" draw:layer="layout" svg:width="6.096cm" svg:height="4.064cm" svg:x="17.939cm" svg:y="4.318cm">
          <text:p text:style-name="P17">Therefore,<text:line-break/> no change</text:p>
          <text:p text:style-name="P17">in value.</text:p>
          <draw:enhanced-geometry svg:viewBox="0 0 21600 21600" draw:glue-points="10800 0 3160 3160 0 10800 3160 18440 10800 21600 18440 18440 21600 10800 18440 3160 ?f14 ?f15" draw:text-areas="3200 3200 18400 18400" draw:type="round-callout" draw:modifiers="-7758.56978842054 -10053.43173431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20.685cm" svg:y1="10.193cm" svg:x2="22.166cm" svg:y2="8.924cm">
          <text:p/>
        </draw:lin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5.7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4.732cm" svg:y2="2.539cm">
          <text:p/>
        </draw:line>
        <draw:path draw:style-name="gr23" draw:text-style-name="P22" draw:layer="layout" svg:width="12.07cm" svg:height="8.985cm" draw:transform="rotate (2.54311925308094) translate (19.0499999781905cm 16.7640000319836cm)" svg:viewBox="0 0 12071 8986" svg:d="M0 0c6763 0 11018 2632 11762 6429l309 2557">
          <text:p/>
        </draw:path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20.685cm" svg:y1="10.193cm" svg:x2="22.166cm" svg:y2="8.924cm">
          <text:p/>
        </draw:lin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6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4.732cm" svg:y2="2.539cm">
          <text:p/>
        </draw:line>
        <draw:path draw:style-name="gr23" draw:text-style-name="P22" draw:layer="layout" svg:width="12.07cm" svg:height="8.985cm" draw:transform="rotate (2.54311925308094) translate (19.0499999781905cm 16.7640000319836cm)" svg:viewBox="0 0 12071 8986" svg:d="M0 0c6763 0 11018 2632 11762 6429l309 2557">
          <text:p/>
        </draw:path>
        <draw:custom-shape draw:name="TextBox 76" draw:style-name="gr3" draw:text-style-name="P7" draw:layer="layout" svg:width="1.269cm" svg:height="1.013cm" svg:x="19.285cm" svg:y="11.28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2" draw:text-style-name="P6" draw:layer="layout" svg:x1="20.685cm" svg:y1="10.193cm" svg:x2="22.166cm" svg:y2="8.924cm">
          <text:p/>
        </draw:lin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Slide" presentation:presentation-page-layout-name="AL2T0">
        <office:forms form:automatic-focus="false" form:apply-design-mode="false"/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7.468cm" svg:y="-2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99999781905cm 16.7640000319836cm)" svg:viewBox="0 0 12071 8986" svg:d="M0 0c6763 0 11018 2632 11762 6429l309 2557">
          <text:p/>
        </draw:path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24" draw:text-style-name="P23" draw:layer="layout" svg:width="13.122cm" svg:height="0.779cm" svg:x="0cm" svg:y="16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17.4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755cm" svg:y="12.8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19.355cm" svg:y="11.2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5" draw:text-style-name="P19" draw:layer="layout" svg:width="13.122cm" svg:height="0.779cm" svg:x="0.086cm" svg:y="16.7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1cm" svg:y="1.26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2cm" svg:y1="1.269cm" svg:x2="15.623cm" svg:y2="2.539cm">
            <text:p/>
          </draw:line>
        </draw:g>
        <draw:custom-shape draw:name="TextBox 62" draw:style-name="gr3" draw:text-style-name="P7" draw:layer="layout" svg:width="1.269cm" svg:height="1.013cm" svg:x="14.324cm" svg:y="1.26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89999781905cm 16.8060000319836cm)" svg:viewBox="0 0 12071 8986" svg:d="M0 0c6763 0 11018 2632 11762 6429l309 2557">
          <text:p/>
        </draw:path>
        <draw:line draw:name="Straight Connector 75" draw:style-name="gr2" draw:text-style-name="P6" draw:layer="layout" svg:x1="15.623cm" svg:y1="2.44cm" svg:x2="16.16cm" svg:y2="1.349cm">
          <text:p/>
        </draw:lin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Slide" presentation:presentation-page-layout-name="AL2T0">
        <office:forms form:automatic-focus="false" form:apply-design-mode="false"/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7.468cm" svg:y="-2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24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6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99999781905cm 16.7640000319836cm)" svg:viewBox="0 0 12071 8986" svg:d="M0 0c6763 0 11018 2632 11762 6429l309 2557">
          <text:p/>
        </draw:path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24" draw:text-style-name="P23" draw:layer="layout" svg:width="13.122cm" svg:height="0.779cm" svg:x="0cm" svg:y="16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17.4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26" draw:layer="layout" svg:width="1.269cm" svg:height="1.013cm" svg:x="20.755cm" svg:y="12.866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26" draw:layer="layout" svg:width="1.269cm" svg:height="1.013cm" svg:x="19.355cm" svg:y="11.266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5" draw:text-style-name="P19" draw:layer="layout" svg:width="13.122cm" svg:height="0.779cm" svg:x="0cm" svg:y="0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1cm" svg:y="1.26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2cm" svg:y1="1.269cm" svg:x2="15.623cm" svg:y2="2.539cm">
            <text:p/>
          </draw:line>
        </draw:g>
        <draw:line draw:name="Straight Connector 75" draw:style-name="gr2" draw:text-style-name="P6" draw:layer="layout" svg:x1="15.623cm" svg:y1="2.438cm" svg:x2="16.16cm" svg:y2="1.347cm">
          <text:p/>
        </draw:line>
        <draw:custom-shape draw:name="TextBox 62" draw:style-name="gr3" draw:text-style-name="P7" draw:layer="layout" svg:width="1.269cm" svg:height="1.013cm" svg:x="14.324cm" svg:y="1.269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89999781905cm 16.8060000319836cm)" svg:viewBox="0 0 12071 8986" svg:d="M0 0c6763 0 11018 2632 11762 6429l309 2557">
          <text:p/>
        </draw:path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1cm" svg:y="15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1cm" svg:y="17.04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5.494cm" svg:y2="4.572cm">
          <text:p/>
        </draw:line>
        <draw:path draw:style-name="gr23" draw:text-style-name="P22" draw:layer="layout" svg:width="12.07cm" svg:height="8.985cm" draw:transform="rotate (2.54311925308094) translate (19.0479999781905cm 16.848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4.986cm" svg:y="3.3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6.467cm" svg:y1="3.302cm" svg:x2="16.468cm" svg:y2="4.572cm">
            <text:p/>
          </draw:line>
        </draw:g>
        <draw:line draw:name="Straight Connector 75" draw:style-name="gr2" draw:text-style-name="P6" draw:layer="layout" svg:x1="16.468cm" svg:y1="4.471cm" svg:x2="17.005cm" svg:y2="3.38cm">
          <text:p/>
        </draw:line>
        <draw:custom-shape draw:name="TextBox 62" draw:style-name="gr3" draw:text-style-name="P7" draw:layer="layout" svg:width="1.269cm" svg:height="1.013cm" svg:x="15.169cm" svg:y="3.302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2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6.002cm" svg:y2="4.572cm">
          <text:p/>
        </draw:line>
        <draw:g>
          <draw:custom-shape draw:name="Rounded Rectangle 35" draw:style-name="gr4" draw:text-style-name="P8" draw:layer="layout" svg:width="2.116cm" svg:height="1.269cm" svg:x="15.494cm" svg:y="3.3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6.975cm" svg:y1="3.302cm" svg:x2="16.976cm" svg:y2="4.572cm">
            <text:p/>
          </draw:line>
        </draw:g>
        <draw:line draw:name="Straight Connector 75" draw:style-name="gr2" draw:text-style-name="P6" draw:layer="layout" svg:x1="16.976cm" svg:y1="4.471cm" svg:x2="17.513cm" svg:y2="3.38cm">
          <text:p/>
        </draw:line>
        <draw:custom-shape draw:name="TextBox 62" draw:style-name="gr3" draw:text-style-name="P7" draw:layer="layout" svg:width="1.269cm" svg:height="1.013cm" svg:x="15.677cm" svg:y="3.302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79999781905cm 16.8480000319836cm)" svg:viewBox="0 0 12071 8986" svg:d="M0 0c6763 0 11018 2632 11762 6429l309 2557">
          <text:p/>
        </draw:path>
        <draw:path draw:style-name="gr25" draw:text-style-name="P22" draw:layer="layout" svg:width="11.215cm" svg:height="8.334cm" draw:transform="rotate (2.54311925308094) translate (18.7102042529535cm 14.4752986431749cm)" svg:viewBox="0 0 11216 8335" svg:d="M0 5531c6763-1 8427-7899 10220-4818l996 7622">
          <text:p/>
        </draw:path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3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272cm" svg:y2="4.064cm">
          <text:p/>
        </draw:line>
        <draw:path draw:style-name="gr23" draw:text-style-name="P22" draw:layer="layout" svg:width="12.07cm" svg:height="8.985cm" draw:transform="rotate (2.54311925308094) translate (19.0469999781905cm 16.890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764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245cm" svg:y1="2.794cm" svg:x2="18.246cm" svg:y2="4.064cm">
            <text:p/>
          </draw:line>
        </draw:g>
        <draw:line draw:name="Straight Connector 75" draw:style-name="gr2" draw:text-style-name="P6" draw:layer="layout" svg:x1="18.246cm" svg:y1="3.963cm" svg:x2="18.783cm" svg:y2="2.872cm">
          <text:p/>
        </draw:line>
        <draw:custom-shape draw:name="TextBox 62" draw:style-name="gr3" draw:text-style-name="P7" draw:layer="layout" svg:width="1.269cm" svg:height="1.013cm" svg:x="16.947cm" svg:y="2.79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2.362cm" svg:y="-6.60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3.843cm" svg:y1="-6.604cm" svg:x2="13.844cm" svg:y2="-5.334cm">
            <text:p/>
          </draw:line>
        </draw:g>
        <draw:line draw:name="Straight Connector 75" draw:style-name="gr2" draw:text-style-name="P6" draw:layer="layout" svg:x1="13.844cm" svg:y1="-5.435cm" svg:x2="14.381cm" svg:y2="-6.526cm">
          <text:p/>
        </draw:line>
        <draw:custom-shape draw:name="TextBox 62" draw:style-name="gr3" draw:text-style-name="P7" draw:layer="layout" svg:width="1.269cm" svg:height="1.013cm" svg:x="12.545cm" svg:y="-6.60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5" draw:text-style-name="P22" draw:layer="layout" svg:width="11.215cm" svg:height="8.334cm" draw:transform="rotate (2.54311925308094) translate (18.7132042529535cm 14.5192986431749cm)" svg:viewBox="0 0 11216 8335" svg:d="M0 5531c6763-1 8427-7899 10220-4818l996 7622">
          <text:p/>
        </draw:path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5.0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526cm" svg:y2="4.317cm">
          <text:p/>
        </draw:line>
        <draw:custom-shape draw:name="TextBox 76" draw:style-name="gr3" draw:text-style-name="P7" draw:layer="layout" svg:width="1.269cm" svg:height="1.013cm" svg:x="19.285cm" svg:y="11.28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skewX (-6.86879338507996E-017) rotate (2.54311925308094) translate (19.0459999781905cm 16.932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764cm" svg:y="3.04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245cm" svg:y1="3.048cm" svg:x2="18.246cm" svg:y2="4.318cm">
            <text:p/>
          </draw:line>
        </draw:g>
        <draw:custom-shape draw:name="TextBox 62" draw:style-name="gr3" draw:text-style-name="P7" draw:layer="layout" svg:width="1.269cm" svg:height="1.013cm" svg:x="16.947cm" svg:y="3.048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6" draw:text-style-name="P22" draw:layer="layout" svg:width="7.322cm" svg:height="4.891cm" draw:transform="skewX (-5.19965539811215E-017) rotate (2.54311925308094) translate (17.5820821825277cm 6.56189062592799cm)" svg:viewBox="0 0 7323 4892" svg:d="M757 2814c-3825 4761 8175 267 6382-2814l-1602 1707">
          <text:p/>
        </draw:path>
        <draw:path draw:style-name="gr25" draw:text-style-name="P22" draw:layer="layout" svg:width="11.215cm" svg:height="8.334cm" draw:transform="rotate (2.54311925308094) translate (18.7132042529535cm 14.5192986431749cm)" svg:viewBox="0 0 11216 8335" svg:d="M0 5531c6763-1 8427-7899 10220-4818l996 7622">
          <text:p/>
        </draw:path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line draw:name="Straight Connector 75" draw:style-name="gr2" draw:text-style-name="P6" draw:layer="layout" svg:x1="15.622cm" svg:y1="2.439cm" svg:x2="16.159cm" svg:y2="1.348cm">
          <text:p/>
        </draw:lin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5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939cm" svg:y2="4.063cm">
          <text:p/>
        </draw:line>
        <draw:custom-shape draw:name="TextBox 76" draw:style-name="gr3" draw:text-style-name="P7" draw:layer="layout" svg:width="1.269cm" svg:height="1.013cm" svg:x="19.285cm" svg:y="11.28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7.442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923cm" svg:y1="2.794cm" svg:x2="18.924cm" svg:y2="4.064cm">
            <text:p/>
          </draw:line>
        </draw:g>
        <draw:custom-shape draw:name="TextBox 62" draw:style-name="gr3" draw:text-style-name="P7" draw:layer="layout" svg:width="1.269cm" svg:height="1.013cm" svg:x="17.625cm" svg:y="2.79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8.883cm" svg:height="10.24cm" draw:transform="skewX (8.18912661747132E-017) rotate (2.54311925308094) translate (19.0121312312699cm 17.0222018824577cm)" svg:viewBox="0 0 8884 10241" svg:d="M0 58c6763 0 6868-739 7612 3057l1272 7126">
          <text:p/>
        </draw:path>
        <draw:path draw:style-name="gr26" draw:text-style-name="P22" draw:layer="layout" svg:width="7.322cm" svg:height="4.891cm" draw:transform="rotate (2.54311925308094) translate (17.5830821825277cm 6.59289062592799cm)" svg:viewBox="0 0 7323 4892" svg:d="M757 2814c-3825 4761 8175 267 6382-2814l-1602 1707">
          <text:p/>
        </draw:path>
        <draw:path draw:style-name="gr25" draw:text-style-name="P22" draw:layer="layout" svg:width="11.215cm" svg:height="8.334cm" draw:transform="rotate (2.54311925308094) translate (18.7132042529535cm 14.5192986431749cm)" svg:viewBox="0 0 11216 8335" svg:d="M0 5531c6763-1 8427-7899 10220-4818l996 7622">
          <text:p/>
        </draw:path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20.236cm" svg:y="3.04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21.717cm" svg:y1="3.048cm" svg:x2="21.718cm" svg:y2="4.318cm">
            <text:p/>
          </draw:line>
        </draw:g>
        <draw:line draw:name="Straight Connector 75" draw:style-name="gr2" draw:text-style-name="P6" draw:layer="layout" svg:x1="21.718cm" svg:y1="4.217cm" svg:x2="22.255cm" svg:y2="3.126cm">
          <text:p/>
        </draw:lin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20.419cm" svg:y="3.048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-0.168cm" svg:y="6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939cm" svg:y2="4.063cm">
          <text:p/>
        </draw:line>
        <draw:custom-shape draw:name="TextBox 76" draw:style-name="gr3" draw:text-style-name="P7" draw:layer="layout" svg:width="1.269cm" svg:height="1.013cm" svg:x="19.285cm" svg:y="11.28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7.442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923cm" svg:y1="2.794cm" svg:x2="18.924cm" svg:y2="4.064cm">
            <text:p/>
          </draw:line>
        </draw:g>
        <draw:custom-shape draw:name="TextBox 62" draw:style-name="gr3" draw:text-style-name="P7" draw:layer="layout" svg:width="1.269cm" svg:height="1.013cm" svg:x="17.625cm" svg:y="2.79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8.883cm" svg:height="10.24cm" draw:transform="skewX (8.18912661747132E-017) rotate (2.54311925308094) translate (19.0121312312699cm 17.0222018824577cm)" svg:viewBox="0 0 8884 10241" svg:d="M0 58c6763 0 6868-739 7612 3057l1272 7126">
          <text:p/>
        </draw:path>
        <draw:custom-shape draw:name="Straight Arrow Connector 33" draw:style-name="gr27" draw:text-style-name="P6" draw:layer="layout" svg:width="1.016cm" svg:height="0.001cm" svg:x="19.304cm" svg:y="3.552cm">
          <text:p/>
          <draw:enhanced-geometry draw:mirror-horizontal="false" draw:mirror-vertical="true" svg:viewBox="0 0 21600 21600" draw:type="mso-spt32" draw:enhanced-path="M 0 0 L 21600 21600 N"/>
        </draw:custom-shape>
        <draw:path draw:style-name="gr25" draw:text-style-name="P22" draw:layer="layout" svg:width="10.219cm" svg:height="9.906cm" draw:transform="rotate (2.54311925308094) translate (18.7132042529535cm 14.5192986431749cm)" svg:viewBox="0 0 10220 9907" svg:d="M0 5531c6763-1 8427-7899 10220-4818l-6639 9194">
          <text:p/>
        </draw:path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36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20.236cm" svg:y="3.04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21.717cm" svg:y1="3.048cm" svg:x2="21.718cm" svg:y2="4.318cm">
            <text:p/>
          </draw:line>
        </draw:g>
        <draw:line draw:name="Straight Connector 75" draw:style-name="gr2" draw:text-style-name="P6" draw:layer="layout" svg:x1="21.718cm" svg:y1="4.217cm" svg:x2="22.255cm" svg:y2="3.126cm">
          <text:p/>
        </draw:lin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20.419cm" svg:y="3.048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-0.254cm" svg:y="17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939cm" svg:y2="4.063cm">
          <text:p/>
        </draw:line>
        <draw:custom-shape draw:name="TextBox 76" draw:style-name="gr3" draw:text-style-name="P7" draw:layer="layout" svg:width="1.269cm" svg:height="1.013cm" svg:x="19.285cm" svg:y="11.28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7.442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923cm" svg:y1="2.794cm" svg:x2="18.924cm" svg:y2="4.064cm">
            <text:p/>
          </draw:line>
        </draw:g>
        <draw:custom-shape draw:name="TextBox 62" draw:style-name="gr3" draw:text-style-name="P7" draw:layer="layout" svg:width="1.269cm" svg:height="1.013cm" svg:x="17.625cm" svg:y="2.79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8.883cm" svg:height="10.24cm" draw:transform="skewX (8.18912661747132E-017) rotate (2.54311925308094) translate (19.0121312312699cm 17.0222018824577cm)" svg:viewBox="0 0 8884 10241" svg:d="M0 58c6763 0 6868-739 7612 3057l1272 7126">
          <text:p/>
        </draw:path>
        <draw:custom-shape draw:name="Straight Arrow Connector 33" draw:style-name="gr27" draw:text-style-name="P6" draw:layer="layout" svg:width="1.016cm" svg:height="0.001cm" svg:x="19.304cm" svg:y="3.552cm">
          <text:p/>
          <draw:enhanced-geometry draw:mirror-horizontal="false" draw:mirror-vertical="true" svg:viewBox="0 0 21600 21600" draw:type="mso-spt32" draw:enhanced-path="M 0 0 L 21600 21600 N"/>
        </draw:custom-shape>
        <draw:path draw:style-name="gr25" draw:text-style-name="P22" draw:layer="layout" svg:width="10.219cm" svg:height="9.906cm" draw:transform="rotate (2.54311925308094) translate (18.7162042529535cm 14.5632986431749cm)" svg:viewBox="0 0 10220 9907" svg:d="M0 5531c6763-1 8427-7899 10220-4818l-6639 9194">
          <text:p/>
        </draw:path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Slide" presentation:presentation-page-layout-name="AL2T0">
        <office:forms form:automatic-focus="false" form:apply-design-mode="false"/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Straight Arrow Connector 33" draw:style-name="gr14" draw:text-style-name="P6" draw:layer="layout" svg:width="1.074cm" svg:height="0.357cm" svg:x="17.468cm" svg:y="-2.1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24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7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99999781905cm 16.764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934cm" svg:y="1.34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415cm" svg:y1="1.348cm" svg:x2="18.416cm" svg:y2="2.618cm">
            <text:p/>
          </draw:line>
        </draw:g>
        <draw:line draw:name="Straight Connector 75" draw:style-name="gr2" draw:text-style-name="P6" draw:layer="layout" svg:x1="18.416cm" svg:y1="2.517cm" svg:x2="18.953cm" svg:y2="1.426cm">
          <text:p/>
        </draw:line>
        <draw:custom-shape draw:name="TextBox 62" draw:style-name="gr3" draw:text-style-name="P7" draw:layer="layout" svg:width="1.269cm" svg:height="1.013cm" svg:x="17.117cm" svg:y="1.348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6.002cm" svg:y="1.85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text-style-name="P2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24" draw:text-style-name="P23" draw:layer="layout" svg:width="13.122cm" svg:height="0.779cm" svg:x="0cm" svg:y="16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17.4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26" draw:layer="layout" svg:width="1.269cm" svg:height="1.013cm" svg:x="20.755cm" svg:y="12.866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26" draw:layer="layout" svg:width="1.269cm" svg:height="1.013cm" svg:x="19.355cm" svg:y="11.266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5" draw:text-style-name="P19" draw:layer="layout" svg:width="13.122cm" svg:height="0.779cm" svg:x="0cm" svg:y="0.2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1cm" svg:y="1.269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2cm" svg:y1="1.269cm" svg:x2="15.623cm" svg:y2="2.539cm">
            <text:p/>
          </draw:line>
        </draw:g>
        <draw:custom-shape draw:name="TextBox 62" draw:style-name="gr3" draw:text-style-name="P7" draw:layer="layout" svg:width="1.269cm" svg:height="1.013cm" svg:x="14.324cm" svg:y="1.269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89999781905cm 16.806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933cm" svg:y="1.34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414cm" svg:y1="1.347cm" svg:x2="18.415cm" svg:y2="2.617cm">
            <text:p/>
          </draw:line>
        </draw:g>
        <draw:line draw:name="Straight Connector 75" draw:style-name="gr2" draw:text-style-name="P6" draw:layer="layout" svg:x1="18.415cm" svg:y1="2.516cm" svg:x2="18.952cm" svg:y2="1.425cm">
          <text:p/>
        </draw:line>
        <draw:custom-shape draw:name="TextBox 62" draw:style-name="gr3" draw:text-style-name="P7" draw:layer="layout" svg:width="1.269cm" svg:height="1.013cm" svg:x="17.116cm" svg:y="1.34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6.001cm" svg:y="1.85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1cm" svg:y="15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1cm" svg:y="17.04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" draw:text-style-name="P7" draw:layer="layout" svg:width="1.269cm" svg:height="1.013cm" svg:x="20.955cm" svg:y="9.066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1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5.494cm" svg:y2="4.572cm">
          <text:p/>
        </draw:line>
        <draw:path draw:style-name="gr23" draw:text-style-name="P22" draw:layer="layout" svg:width="12.07cm" svg:height="8.985cm" draw:transform="rotate (2.54311925308094) translate (19.0479999781905cm 16.848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4.986cm" svg:y="3.3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6.467cm" svg:y1="3.302cm" svg:x2="16.468cm" svg:y2="4.572cm">
            <text:p/>
          </draw:line>
        </draw:g>
        <draw:line draw:name="Straight Connector 75" draw:style-name="gr2" draw:text-style-name="P6" draw:layer="layout" svg:x1="16.468cm" svg:y1="4.471cm" svg:x2="17.005cm" svg:y2="3.38cm">
          <text:p/>
        </draw:line>
        <draw:custom-shape draw:name="TextBox 62" draw:style-name="gr3" draw:text-style-name="P7" draw:layer="layout" svg:width="1.269cm" svg:height="1.013cm" svg:x="15.169cm" svg:y="3.302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6.932cm" svg:y="1.35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413cm" svg:y1="1.353cm" svg:x2="18.414cm" svg:y2="2.623cm">
            <text:p/>
          </draw:line>
        </draw:g>
        <draw:line draw:name="Straight Connector 75" draw:style-name="gr2" draw:text-style-name="P6" draw:layer="layout" svg:x1="18.414cm" svg:y1="2.522cm" svg:x2="18.951cm" svg:y2="1.431cm">
          <text:p/>
        </draw:line>
        <draw:custom-shape draw:name="TextBox 62" draw:style-name="gr3" draw:text-style-name="P7" draw:layer="layout" svg:width="1.269cm" svg:height="1.013cm" svg:x="17.115cm" svg:y="1.353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6cm" svg:y="1.857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2.2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6.002cm" svg:y2="4.572cm">
          <text:p/>
        </draw:line>
        <draw:g>
          <draw:custom-shape draw:name="Rounded Rectangle 35" draw:style-name="gr4" draw:text-style-name="P8" draw:layer="layout" svg:width="2.116cm" svg:height="1.269cm" svg:x="15.494cm" svg:y="3.3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6.975cm" svg:y1="3.302cm" svg:x2="16.976cm" svg:y2="4.572cm">
            <text:p/>
          </draw:line>
        </draw:g>
        <draw:line draw:name="Straight Connector 75" draw:style-name="gr2" draw:text-style-name="P6" draw:layer="layout" svg:x1="16.976cm" svg:y1="4.471cm" svg:x2="17.513cm" svg:y2="3.38cm">
          <text:p/>
        </draw:line>
        <draw:custom-shape draw:name="TextBox 62" draw:style-name="gr3" draw:text-style-name="P7" draw:layer="layout" svg:width="1.269cm" svg:height="1.013cm" svg:x="15.677cm" svg:y="3.302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3" draw:text-style-name="P22" draw:layer="layout" svg:width="12.07cm" svg:height="8.985cm" draw:transform="rotate (2.54311925308094) translate (19.0479999781905cm 16.8480000319836cm)" svg:viewBox="0 0 12071 8986" svg:d="M0 0c6763 0 11018 2632 11762 6429l309 2557">
          <text:p/>
        </draw:path>
        <draw:path draw:style-name="gr25" draw:text-style-name="P22" draw:layer="layout" svg:width="10.01cm" svg:height="5.749cm" draw:transform="skewX (6.47106128118307E-017) rotate (2.54311925308094) translate (19.7638596130188cm 12.9301184073766cm)" svg:viewBox="0 0 10011 5750" svg:d="M0 3660c6763 0 7734-4966 9391-3329l620 5419">
          <text:p/>
        </draw:path>
        <draw:g>
          <draw:custom-shape draw:name="Rounded Rectangle 35" draw:style-name="gr4" draw:text-style-name="P8" draw:layer="layout" svg:width="2.116cm" svg:height="1.269cm" svg:x="16.932cm" svg:y="1.34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413cm" svg:y1="1.348cm" svg:x2="18.414cm" svg:y2="2.618cm">
            <text:p/>
          </draw:line>
        </draw:g>
        <draw:line draw:name="Straight Connector 75" draw:style-name="gr2" draw:text-style-name="P6" draw:layer="layout" svg:x1="18.414cm" svg:y1="2.517cm" svg:x2="18.951cm" svg:y2="1.426cm">
          <text:p/>
        </draw:line>
        <draw:custom-shape draw:name="TextBox 62" draw:style-name="gr3" draw:text-style-name="P7" draw:layer="layout" svg:width="1.269cm" svg:height="1.013cm" svg:x="17.115cm" svg:y="1.348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6cm" svg:y="1.85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cm" svg:y="3.6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272cm" svg:y2="4.064cm">
          <text:p/>
        </draw:line>
        <draw:path draw:style-name="gr23" draw:text-style-name="P22" draw:layer="layout" svg:width="12.07cm" svg:height="8.985cm" draw:transform="rotate (2.54311925308094) translate (19.0469999781905cm 16.890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764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245cm" svg:y1="2.794cm" svg:x2="18.246cm" svg:y2="4.064cm">
            <text:p/>
          </draw:line>
        </draw:g>
        <draw:line draw:name="Straight Connector 75" draw:style-name="gr2" draw:text-style-name="P6" draw:layer="layout" svg:x1="18.246cm" svg:y1="3.963cm" svg:x2="18.783cm" svg:y2="2.872cm">
          <text:p/>
        </draw:line>
        <draw:custom-shape draw:name="TextBox 62" draw:style-name="gr3" draw:text-style-name="P7" draw:layer="layout" svg:width="1.269cm" svg:height="1.013cm" svg:x="16.947cm" svg:y="2.794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2.362cm" svg:y="-6.60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3.843cm" svg:y1="-6.604cm" svg:x2="13.844cm" svg:y2="-5.334cm">
            <text:p/>
          </draw:line>
        </draw:g>
        <draw:line draw:name="Straight Connector 75" draw:style-name="gr2" draw:text-style-name="P6" draw:layer="layout" svg:x1="13.844cm" svg:y1="-5.435cm" svg:x2="14.381cm" svg:y2="-6.526cm">
          <text:p/>
        </draw:line>
        <draw:custom-shape draw:name="TextBox 62" draw:style-name="gr3" draw:text-style-name="P7" draw:layer="layout" svg:width="1.269cm" svg:height="1.013cm" svg:x="12.545cm" svg:y="-6.60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5" draw:text-style-name="P22" draw:layer="layout" svg:width="10.01cm" svg:height="5.749cm" draw:transform="rotate (2.54311925308094) translate (19.7668596130189cm 12.9741184073766cm)" svg:viewBox="0 0 10011 5750" svg:d="M0 3660c6763 0 7734-4966 9391-3329l620 5419">
          <text:p/>
        </draw:path>
        <draw:g>
          <draw:custom-shape draw:name="Rounded Rectangle 35" draw:style-name="gr4" draw:text-style-name="P8" draw:layer="layout" svg:width="2.116cm" svg:height="1.269cm" svg:x="16.862cm" svg:y="1.34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343cm" svg:y1="1.347cm" svg:x2="18.344cm" svg:y2="2.617cm">
            <text:p/>
          </draw:line>
        </draw:g>
        <draw:line draw:name="Straight Connector 75" draw:style-name="gr2" draw:text-style-name="P6" draw:layer="layout" svg:x1="18.344cm" svg:y1="2.516cm" svg:x2="18.881cm" svg:y2="1.425cm">
          <text:p/>
        </draw:line>
        <draw:custom-shape draw:name="TextBox 62" draw:style-name="gr3" draw:text-style-name="P7" draw:layer="layout" svg:width="1.269cm" svg:height="1.013cm" svg:x="17.045cm" svg:y="1.34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5.93cm" svg:y="1.85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0.086cm" svg:y="8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272cm" svg:y2="4.064cm">
          <text:p/>
        </draw:line>
        <draw:path draw:style-name="gr23" draw:text-style-name="P22" draw:layer="layout" svg:width="12.07cm" svg:height="8.985cm" draw:transform="rotate (2.54311925308094) translate (19.0469999781905cm 16.890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764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245cm" svg:y1="2.794cm" svg:x2="18.246cm" svg:y2="4.064cm">
            <text:p/>
          </draw:line>
        </draw:g>
        <draw:line draw:name="Straight Connector 75" draw:style-name="gr2" draw:text-style-name="P6" draw:layer="layout" svg:x1="18.246cm" svg:y1="3.963cm" svg:x2="18.783cm" svg:y2="2.872cm">
          <text:p/>
        </draw:line>
        <draw:custom-shape draw:name="TextBox 62" draw:style-name="gr3" draw:text-style-name="P7" draw:layer="layout" svg:width="1.269cm" svg:height="1.013cm" svg:x="16.947cm" svg:y="2.794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2.362cm" svg:y="-6.60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3.843cm" svg:y1="-6.604cm" svg:x2="13.844cm" svg:y2="-5.334cm">
            <text:p/>
          </draw:line>
        </draw:g>
        <draw:line draw:name="Straight Connector 75" draw:style-name="gr2" draw:text-style-name="P6" draw:layer="layout" svg:x1="13.844cm" svg:y1="-5.435cm" svg:x2="14.381cm" svg:y2="-6.526cm">
          <text:p/>
        </draw:line>
        <draw:custom-shape draw:name="TextBox 62" draw:style-name="gr3" draw:text-style-name="P7" draw:layer="layout" svg:width="1.269cm" svg:height="1.013cm" svg:x="12.545cm" svg:y="-6.60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5" draw:text-style-name="P22" draw:layer="layout" svg:width="10.01cm" svg:height="5.749cm" draw:transform="rotate (2.54311925308094) translate (19.7668596130189cm 12.9741184073766cm)" svg:viewBox="0 0 10011 5750" svg:d="M0 3660c6763 0 7734-4966 9391-3329l620 5419">
          <text:p/>
        </draw:path>
        <draw:g>
          <draw:custom-shape draw:name="Rounded Rectangle 35" draw:style-name="gr4" draw:text-style-name="P8" draw:layer="layout" svg:width="2.116cm" svg:height="1.269cm" svg:x="16.862cm" svg:y="1.34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343cm" svg:y1="1.347cm" svg:x2="18.344cm" svg:y2="2.617cm">
            <text:p/>
          </draw:line>
        </draw:g>
        <draw:line draw:name="Straight Connector 75" draw:style-name="gr2" draw:text-style-name="P6" draw:layer="layout" svg:x1="18.344cm" svg:y1="2.516cm" svg:x2="18.881cm" svg:y2="1.425cm">
          <text:p/>
        </draw:line>
        <draw:custom-shape draw:name="TextBox 62" draw:style-name="gr3" draw:text-style-name="P7" draw:layer="layout" svg:width="1.269cm" svg:height="1.013cm" svg:x="17.045cm" svg:y="1.34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5.93cm" svg:y="1.85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1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-0.168cm" svg:y="9.3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272cm" svg:y2="4.064cm">
          <text:p/>
        </draw:line>
        <draw:path draw:style-name="gr23" draw:text-style-name="P22" draw:layer="layout" svg:width="12.07cm" svg:height="8.985cm" draw:transform="rotate (2.54311925308094) translate (19.0469999781905cm 16.890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764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245cm" svg:y1="2.794cm" svg:x2="18.246cm" svg:y2="4.064cm">
            <text:p/>
          </draw:line>
        </draw:g>
        <draw:line draw:name="Straight Connector 75" draw:style-name="gr2" draw:text-style-name="P6" draw:layer="layout" svg:x1="18.246cm" svg:y1="3.963cm" svg:x2="18.783cm" svg:y2="2.872cm">
          <text:p/>
        </draw:line>
        <draw:custom-shape draw:name="TextBox 62" draw:style-name="gr3" draw:text-style-name="P7" draw:layer="layout" svg:width="1.269cm" svg:height="1.013cm" svg:x="16.947cm" svg:y="2.794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2.362cm" svg:y="-6.60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3.843cm" svg:y1="-6.604cm" svg:x2="13.844cm" svg:y2="-5.334cm">
            <text:p/>
          </draw:line>
        </draw:g>
        <draw:line draw:name="Straight Connector 75" draw:style-name="gr2" draw:text-style-name="P6" draw:layer="layout" svg:x1="13.844cm" svg:y1="-5.435cm" svg:x2="14.381cm" svg:y2="-6.526cm">
          <text:p/>
        </draw:line>
        <draw:custom-shape draw:name="TextBox 62" draw:style-name="gr3" draw:text-style-name="P7" draw:layer="layout" svg:width="1.269cm" svg:height="1.013cm" svg:x="12.545cm" svg:y="-6.60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5" draw:text-style-name="P22" draw:layer="layout" svg:width="8.964cm" svg:height="5.759cm" draw:transform="skewX (7.2138941937844E-017) rotate (2.54311925308094) translate (20.1632640974556cm 12.3927932436196cm)" svg:viewBox="0 0 8965 5760" svg:d="M0 2957c6763-1 6712-4217 8369-2579l596 5382">
          <text:p/>
        </draw:path>
        <draw:g>
          <draw:custom-shape draw:name="Rounded Rectangle 35" draw:style-name="gr4" draw:text-style-name="P8" draw:layer="layout" svg:width="2.116cm" svg:height="1.269cm" svg:x="16.862cm" svg:y="1.34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343cm" svg:y1="1.347cm" svg:x2="18.344cm" svg:y2="2.617cm">
            <text:p/>
          </draw:line>
        </draw:g>
        <draw:line draw:name="Straight Connector 75" draw:style-name="gr2" draw:text-style-name="P6" draw:layer="layout" svg:x1="18.344cm" svg:y1="2.516cm" svg:x2="18.881cm" svg:y2="1.425cm">
          <text:p/>
        </draw:line>
        <draw:custom-shape draw:name="TextBox 62" draw:style-name="gr3" draw:text-style-name="P7" draw:layer="layout" svg:width="1.269cm" svg:height="1.013cm" svg:x="17.045cm" svg:y="1.34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5.93cm" svg:y="1.85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2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Straight Arrow Connector 33" draw:style-name="gr14" draw:text-style-name="P6" draw:layer="layout" svg:width="1.074cm" svg:height="0.357cm" svg:x="15.944cm" svg:y="-1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-0.168cm" svg:y="9.3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17.272cm" svg:y2="4.064cm">
          <text:p/>
        </draw:line>
        <draw:path draw:style-name="gr23" draw:text-style-name="P22" draw:layer="layout" svg:width="12.07cm" svg:height="8.985cm" draw:transform="rotate (2.54311925308094) translate (19.0469999781905cm 16.890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6.764cm" svg:y="2.79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245cm" svg:y1="2.794cm" svg:x2="18.246cm" svg:y2="4.064cm">
            <text:p/>
          </draw:line>
        </draw:g>
        <draw:line draw:name="Straight Connector 75" draw:style-name="gr2" draw:text-style-name="P6" draw:layer="layout" svg:x1="18.246cm" svg:y1="3.963cm" svg:x2="18.783cm" svg:y2="2.872cm">
          <text:p/>
        </draw:line>
        <draw:custom-shape draw:name="TextBox 62" draw:style-name="gr3" draw:text-style-name="P7" draw:layer="layout" svg:width="1.269cm" svg:height="1.013cm" svg:x="16.947cm" svg:y="2.794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2.362cm" svg:y="-6.60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3.843cm" svg:y1="-6.604cm" svg:x2="13.844cm" svg:y2="-5.334cm">
            <text:p/>
          </draw:line>
        </draw:g>
        <draw:line draw:name="Straight Connector 75" draw:style-name="gr2" draw:text-style-name="P6" draw:layer="layout" svg:x1="13.844cm" svg:y1="-5.435cm" svg:x2="14.381cm" svg:y2="-6.526cm">
          <text:p/>
        </draw:line>
        <draw:custom-shape draw:name="TextBox 62" draw:style-name="gr3" draw:text-style-name="P7" draw:layer="layout" svg:width="1.269cm" svg:height="1.013cm" svg:x="12.545cm" svg:y="-6.60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5" draw:text-style-name="P22" draw:layer="layout" svg:width="6.623cm" svg:height="4.48cm" draw:transform="skewX (-6.27535205493392E-017) rotate (2.54311925308094) translate (21.8289999266893cm 9.95000010750974cm)" svg:viewBox="0 0 6624 4481" svg:d="M0 0c6763 0 283 783 1939 2420l4685 2061">
          <text:p/>
        </draw:path>
        <draw:g>
          <draw:custom-shape draw:name="Rounded Rectangle 35" draw:style-name="gr4" draw:text-style-name="P8" draw:layer="layout" svg:width="2.116cm" svg:height="1.269cm" svg:x="16.862cm" svg:y="1.34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343cm" svg:y1="1.347cm" svg:x2="18.344cm" svg:y2="2.617cm">
            <text:p/>
          </draw:line>
        </draw:g>
        <draw:line draw:name="Straight Connector 75" draw:style-name="gr2" draw:text-style-name="P6" draw:layer="layout" svg:x1="18.344cm" svg:y1="2.516cm" svg:x2="18.881cm" svg:y2="1.425cm">
          <text:p/>
        </draw:line>
        <draw:custom-shape draw:name="TextBox 62" draw:style-name="gr3" draw:text-style-name="P7" draw:layer="layout" svg:width="1.269cm" svg:height="1.013cm" svg:x="17.045cm" svg:y="1.34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5.93cm" svg:y="1.85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3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Slide" presentation:presentation-page-layout-name="AL2T0">
        <office:forms form:automatic-focus="false" form:apply-design-mode="false"/>
        <draw:custom-shape draw:name="Rectangle 104" draw:style-name="gr17" draw:text-style-name="P16" draw:layer="layout" svg:width="6.772cm" svg:height="5.633cm" svg:x="16.222cm" svg:y="8.695cm">
          <text:p text:style-name="P2"><text:span text:style-name="T10">`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16" draw:layer="layout" svg:width="6.772cm" svg:height="4.053cm" svg:x="16.157cm" svg:y="14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2" draw:text-style-name="P17" draw:layer="layout" svg:width="2.299cm" svg:height="2.004cm" svg:x="17.412cm" svg:y="15.7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Box 6" draw:style-name="gr8" draw:text-style-name="P18" draw:layer="layout" svg:width="2.362cm" svg:height="0.714cm" svg:x="17.512cm" svg:y="17.039cm">
            <text:p text:style-name="P4"><text:span text:style-name="T7">frontPt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6" draw:style-name="gr8" draw:text-style-name="P7" draw:layer="layout" svg:width="2.027cm" svg:height="1.013cm" svg:x="23.222cm" svg:y="16.038cm">
          <text:p text:style-name="P4"><text:span text:style-name="T8">m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0" draw:layer="layout" svg:width="1.481cm" svg:height="1.269cm" svg:x="18.99cm" svg:y="11.2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0" draw:layer="layout" svg:width="11.217cm" svg:height="5.323cm" svg:x="13.758cm" svg:y="0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7" draw:layer="layout" svg:width="5.528cm" svg:height="1.013cm" svg:x="15.299cm" svg:y="0cm">
          <text:p text:style-name="P4"><text:span text:style-name="T4">HEAP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" draw:text-style-name="P5" draw:layer="layout" svg:width="1.095cm" svg:height="1.122cm" svg:x="18.309cm" svg:y="16.066cm">
          <text:p text:style-name="P4"><text:span text:style-name="T4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4.14cm" svg:y="1.2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5.621cm" svg:y1="1.27cm" svg:x2="15.622cm" svg:y2="2.54cm">
            <text:p/>
          </draw:line>
        </draw:g>
        <draw:custom-shape draw:name="TextBox 64" draw:style-name="gr8" draw:text-style-name="P7" draw:layer="layout" svg:width="1.041cm" svg:height="1.267cm" svg:x="19.523cm" svg:y="15.926cm">
          <text:p text:style-name="P4"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19" draw:text-style-name="P21" draw:layer="layout" svg:width="1.481cm" svg:height="1.269cm" svg:x="17.199cm" svg:y="8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19" draw:text-style-name="P21" draw:layer="layout" svg:width="1.481cm" svg:height="1.269cm" svg:x="20.684cm" svg:y="8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0" draw:style-name="gr8" draw:text-style-name="P7" draw:layer="layout" svg:width="3.335cm" svg:height="1.098cm" svg:x="16.587cm" svg:y="9.965cm">
          <text:p text:style-name="P4"><text:span text:style-name="T11">new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1" draw:style-name="gr8" draw:text-style-name="P7" draw:layer="layout" svg:width="1.943cm" svg:height="1.098cm" svg:x="20.469cm" svg:y="9.965cm">
          <text:p text:style-name="P4"><text:span text:style-name="T11">iP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8" draw:text-style-name="P7" draw:layer="layout" svg:width="2.243cm" svg:height="1.098cm" svg:x="20.316cm" svg:y="11.3cm">
          <text:p text:style-name="P4"><text:span text:style-name="T11">n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18" draw:text-style-name="P20" draw:layer="layout" svg:width="1.481cm" svg:height="1.269cm" svg:x="20.456cm" svg:y="12.7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4" draw:style-name="gr8" draw:text-style-name="P7" draw:layer="layout" svg:width="0.969cm" svg:height="1.098cm" svg:x="21.848cm" svg:y="12.83cm">
          <text:p text:style-name="P4"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18" draw:text-style-name="P20" draw:layer="layout" svg:width="1.481cm" svg:height="1.269cm" svg:x="17.297cm" svg:y="12.8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6" draw:style-name="gr8" draw:text-style-name="P7" draw:layer="layout" svg:width="0.744cm" svg:height="1.098cm" svg:x="18.895cm" svg:y="12.895cm">
          <text:p text:style-name="P4"><text:span text:style-name="T11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7" draw:style-name="gr8" draw:text-style-name="P7" draw:layer="layout" svg:width="2.789cm" svg:height="1.775cm" svg:x="22.782cm" svg:y="11.251cm">
          <text:p text:style-name="P4"><text:span text:style-name="T8">insert</text:span></text:p>
          <text:p text:style-name="P4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3" draw:text-style-name="P7" draw:layer="layout" svg:width="1.269cm" svg:height="1.013cm" svg:x="14.323cm" svg:y="1.27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3" draw:text-style-name="P7" draw:layer="layout" svg:width="1.269cm" svg:height="1.013cm" svg:x="19.285cm" svg:y="11.289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7" draw:style-name="gr3" draw:text-style-name="P7" draw:layer="layout" svg:width="1.269cm" svg:height="1.013cm" svg:x="20.743cm" svg:y="12.982cm">
          <text:p text:style-name="P4"><text:span text:style-name="T4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9" draw:style-name="gr3" draw:text-style-name="P7" draw:layer="layout" svg:width="1.269cm" svg:height="1.013cm" svg:x="17.568cm" svg:y="13.018cm">
          <text:p text:style-name="P4"><text:span text:style-name="T5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ubtitle 2" presentation:style-name="pr5" draw:text-style-name="P13" draw:layer="layout" svg:width="13.969cm" svg:height="17.603cm" svg:x="0cm" svg:y="0.217cm" presentation:class="subtitle" presentation:user-transformed="true">
          <draw:text-box>
            <text:p text:style-name="P12"><text:span text:style-name="T6">void List::insert(int num, int k)</text:span></text:p>
            <text:p text:style-name="P12"><text:span text:style-name="T6">{</text:span></text:p>
            <text:p text:style-name="P12"><text:span text:style-name="T6"><text:s text:c="3"/></text:span><text:span text:style-name="T6">Node* newPtr = new Node{num};</text:span></text:p>
            <text:p text:style-name="P12"><text:span text:style-name="T6"><text:s text:c="3"/></text:span><text:span text:style-name="T6">Node* iPtr = frontPtr;</text:span><text:span text:style-name="T6"><text:tab/></text:span></text:p>
            <text:p text:style-name="P12"><text:span text:style-name="T6"><text:s text:c="3"/></text:span></text:p>
            <text:p text:style-name="P12"><text:span text:style-name="T6"><text:s text:c="3"/></text:span><text:span text:style-name="T6">if(k == 1)</text:span></text:p>
            <text:p text:style-name="P12"><text:span text:style-name="T6"><text:s text:c="4"/></text:span><text:span text:style-name="T6">{</text:span></text:p>
            <text:p text:style-name="P12"><text:span text:style-name="T6"><text:s text:c="6"/></text:span><text:span text:style-name="T6">newPtr-&gt;link = frontPtr;</text:span></text:p>
            <text:p text:style-name="P12"><text:span text:style-name="T6"><text:s text:c="6"/></text:span><text:span text:style-name="T6">frontPtr = newPtr;</text:span></text:p>
            <text:p text:style-name="P12"><text:span text:style-name="T6"><text:s text:c="6"/></text:span><text:span text:style-name="T6">return;</text:span></text:p>
            <text:p text:style-name="P12"><text:span text:style-name="T6"><text:s text:c="5"/></text:span><text:span text:style-name="T6">}</text:span></text:p>
            <text:p text:style-name="P12"><text:span text:style-name="T6"><text:s text:c="4"/></text:span></text:p>
            <text:p text:style-name="P12"><text:span text:style-name="T6"><text:s text:c="5"/></text:span><text:span text:style-name="T6">for(int i = 1; i &lt; k-1; i++) </text:span></text:p>
            <text:p text:style-name="P12"><text:span text:style-name="T6"><text:s text:c="10"/></text:span><text:span text:style-name="T6">iPtr = iPtr-&gt;link;</text:span></text:p>
            <text:p text:style-name="P12"><text:span text:style-name="T6"><text:tab/></text:span></text:p>
            <text:p text:style-name="P12"><text:span text:style-name="T6"><text:s text:c="6"/></text:span><text:span text:style-name="T6">newPtr = iPtr-&gt;link;</text:span></text:p>
            <text:p text:style-name="P12"><text:span text:style-name="T6"><text:s text:c="6"/></text:span><text:span text:style-name="T6">iPtr-&gt;link = newPtr-&gt;link; <text:s/></text:span></text:p>
            <text:p text:style-name="P12"><text:span text:style-name="T6">}</text:span></text:p>
            <text:p text:style-name="P12"><text:span text:style-name="T6"><text:s text:c="5"/></text:span></text:p>
            <text:p text:style-name="P12"><text:span text:style-name="T6"><text:s/></text:span></text:p>
          </draw:text-box>
        </draw:frame>
        <draw:custom-shape draw:name="Rectangle 93" draw:style-name="gr15" draw:text-style-name="P19" draw:layer="layout" svg:width="13.122cm" svg:height="0.779cm" svg:x="-0.168cm" svg:y="11.4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10" draw:text-style-name="P15" draw:layer="layout" svg:width="12.304cm" svg:height="5.595cm" svg:x="0.045cm" svg:y="13.393cm">
          <text:p text:style-name="P14"><text:span text:style-name="T6">int main() </text:span></text:p>
          <text:p text:style-name="P14"><text:span text:style-name="T6">{ <text:s text:c="4"/></text:span></text:p>
          <text:p text:style-name="P14"><text:span text:style-name="T6"><text:s text:c="3"/></text:span><text:span text:style-name="T6">List L;</text:span></text:p>
          <text:p text:style-name="P14"><text:span text:style-name="T6"><text:s text:c="6"/></text:span></text:p>
          <text:p text:style-name="P14"><text:span text:style-name="T6"><text:s text:c="3"/></text:span><text:span text:style-name="T6">L.insert(5,1);</text:span></text:p>
          <text:p text:style-name="P14"><text:span text:style-name="T6"><text:s text:c="3"/></text:span><text:span text:style-name="T6">L.insert(8,1);</text:span></text:p>
          <text:p text:style-name="P14"><text:span text:style-name="T6"><text:s text:c="3"/></text:span><text:span text:style-name="T6">L.insert(7,3); <text:s/></text:span></text:p>
          <text:p text:style-name="P14"><text:span text:style-name="T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7" draw:layer="layout" svg:x1="17.939cm" svg:y1="9.583cm" svg:x2="20.574cm" svg:y2="2.558cm">
          <text:p/>
        </draw:line>
        <draw:path draw:style-name="gr23" draw:text-style-name="P22" draw:layer="layout" svg:width="12.07cm" svg:height="8.985cm" draw:transform="rotate (2.54311925308094) translate (19.0469999781905cm 16.8900000319836cm)" svg:viewBox="0 0 12071 8986" svg:d="M0 0c6763 0 11018 2632 11762 6429l309 2557">
          <text:p/>
        </draw:path>
        <draw:g>
          <draw:custom-shape draw:name="Rounded Rectangle 35" draw:style-name="gr4" draw:text-style-name="P8" draw:layer="layout" svg:width="2.116cm" svg:height="1.269cm" svg:x="19.812cm" svg:y="1.28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21.293cm" svg:y1="1.288cm" svg:x2="21.294cm" svg:y2="2.558cm">
            <text:p/>
          </draw:line>
        </draw:g>
        <draw:line draw:name="Straight Connector 75" draw:style-name="gr2" draw:text-style-name="P6" draw:layer="layout" svg:x1="21.294cm" svg:y1="2.457cm" svg:x2="21.831cm" svg:y2="1.366cm">
          <text:p/>
        </draw:line>
        <draw:g>
          <draw:custom-shape draw:name="Rounded Rectangle 35" draw:style-name="gr4" draw:text-style-name="P8" draw:layer="layout" svg:width="2.116cm" svg:height="1.269cm" svg:x="12.362cm" svg:y="-6.60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3.843cm" svg:y1="-6.604cm" svg:x2="13.844cm" svg:y2="-5.334cm">
            <text:p/>
          </draw:line>
        </draw:g>
        <draw:line draw:name="Straight Connector 75" draw:style-name="gr2" draw:text-style-name="P6" draw:layer="layout" svg:x1="13.844cm" svg:y1="-5.435cm" svg:x2="14.381cm" svg:y2="-6.526cm">
          <text:p/>
        </draw:line>
        <draw:custom-shape draw:name="TextBox 62" draw:style-name="gr3" draw:text-style-name="P7" draw:layer="layout" svg:width="1.269cm" svg:height="1.013cm" svg:x="12.545cm" svg:y="-6.604cm">
          <text:p text:style-name="P4"><text:span text:style-name="T4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Rounded Rectangle 35" draw:style-name="gr4" draw:text-style-name="P8" draw:layer="layout" svg:width="2.116cm" svg:height="1.269cm" svg:x="16.862cm" svg:y="1.34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39" draw:style-name="gr5" draw:text-style-name="P6" draw:layer="layout" svg:x1="18.343cm" svg:y1="1.347cm" svg:x2="18.344cm" svg:y2="2.617cm">
            <text:p/>
          </draw:line>
        </draw:g>
        <draw:custom-shape draw:name="TextBox 62" draw:style-name="gr3" draw:text-style-name="P7" draw:layer="layout" svg:width="1.269cm" svg:height="1.013cm" svg:x="17.045cm" svg:y="1.347cm">
          <text:p text:style-name="P4"><text:span text:style-name="T4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27" draw:text-style-name="P6" draw:layer="layout" svg:width="1.016cm" svg:height="0.001cm" svg:x="15.93cm" svg:y="1.851cm">
          <text:p/>
          <draw:enhanced-geometry draw:mirror-horizontal="false" draw:mirror-vertical="true" svg:viewBox="0 0 21600 21600" draw:type="mso-spt32" draw:enhanced-path="M 0 0 L 21600 21600 N"/>
        </draw:custom-shape>
        <draw:path draw:style-name="gr25" draw:text-style-name="P22" draw:layer="layout" svg:width="6.557cm" svg:height="4.525cm" draw:transform="skewX (-6.27548348038651E-017) rotate (2.54311925308094) translate (21.8459999266893cm 9.99200010750974cm)" svg:viewBox="0 0 6558 4526" svg:d="M0 0c6763 0 283 783 1939 2420l4619 2106">
          <text:p/>
        </draw:path>
        <draw:custom-shape draw:name="Straight Arrow Connector 33" draw:style-name="gr27" draw:text-style-name="P6" draw:layer="layout" svg:width="1.016cm" svg:height="0.001cm" svg:x="18.796cm" svg:y="2.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62" draw:style-name="gr3" draw:text-style-name="P7" draw:layer="layout" svg:width="1.269cm" svg:height="1.013cm" svg:x="19.995cm" svg:y="1.288cm">
          <text:p text:style-name="P4"><text:span text:style-name="T4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4" presentation:class="page"/>
          <draw:frame presentation:style-name="pr6" draw:text-style-name="P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9" draw:display-name="msArrowEnd 9" svg:viewBox="0 0 500 500" svg:d="M250 0l250 500h-500z"/>
    <draw:marker draw:name="msArrowOvalEnd_20_9" draw:display-name="msArrowOvalEnd 9" svg:viewBox="0 0 500 500" svg:d="M250 0l125 35 90 90 35 125-35 125-90 90-125 35-125-35-90-90-35-125 35-125 90-9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3333ff" draw:marker-start="Circle" draw:marker-start-width="0.381cm" draw:marker-end="Arrow" draw:marker-end-width="0.381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text-align="start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2" draw:text-style-name="MP12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8"><text:span text:style-name="MT3">Seventh Outline LevelClick to edit </text:span><text:span text:style-name="MT3">Master text styles</text:span></text:p>
            </text:list-item>
          </text:list>
          <text:list text:style-name="ML4">
            <text:list-item>
              <text:list>
                <text:list-item>
                  <text:p text:style-name="MP9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7"><text:date style:data-style-name="D1" text:date-value="2018-03-07">3/7/18</text:date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presentation:date-time/></text:p>
        </draw:text-box>
      </draw:frame>
      <draw:frame draw:name="Footer Placeholder 4" presentation:style-name="Mpr3" draw:text-style-name="MP14" draw:layer="backgroundobjects" svg:width="8.042cm" svg:height="1.013cm" svg:x="8.678cm" svg:y="17.657cm" presentation:class="footer" presentation:user-transformed="true">
        <draw:text-box>
          <text:p text:style-name="MP15"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presentation:footer/></text:p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6"><text:span text:style-name="MT7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page-number>&lt;number&gt;</text:page-number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office:forms form:automatic-focus="false" form:apply-design-mode="false"/>
      <draw:frame draw:name="Title 1" presentation:style-name="Mpr6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3" presentation:style-name="Mpr7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7"><text:date style:data-style-name="D1" text:date-value="2018-03-07">3/7/18</text:date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text:span text:style-name="MT8"><presentation:date-time/></text:span><presentation:date-time/></text:p>
        </draw:text-box>
      </draw:frame>
      <draw:frame draw:name="Footer Placeholder 4" presentation:style-name="Mpr7" draw:text-style-name="MP14" draw:layer="backgroundobjects" svg:width="8.042cm" svg:height="1.013cm" svg:x="8.678cm" svg:y="17.657cm" presentation:class="footer" presentation:user-transformed="true">
        <draw:text-box>
          <text:p text:style-name="MP15"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text:span text:style-name="MT8"><presentation:footer/></text:span><presentation:footer/></text:p>
        </draw:text-box>
      </draw:frame>
      <draw:frame draw:name="Slide Number Placeholder 5" presentation:style-name="Mpr7" draw:text-style-name="MP14" draw:layer="backgroundobjects" svg:width="5.926cm" svg:height="1.013cm" svg:x="18.203cm" svg:y="17.657cm" presentation:class="page-number" presentation:user-transformed="true">
        <draw:text-box>
          <text:p text:style-name="MP16"><text:span text:style-name="MT7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span text:style-name="MT8"><text:page-number>&lt;number&gt;</text:page-number></text:span><text:page-number>&lt;number&gt;</text:page-number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page-number>&lt;number&gt;</text:page-number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. Complete the following self-referential class</dc:title>
    <meta:initial-creator>20002403</meta:initial-creator>
    <meta:editing-cycles>73</meta:editing-cycles>
    <meta:creation-date>2013-03-25T14:14:03</meta:creation-date>
    <dc:date>2018-03-07T13:54:38.453629891</dc:date>
    <meta:editing-duration>PT8H37M54S</meta:editing-duration>
    <meta:generator>LibreOffice/5.1.6.2$Linux_X86_64 LibreOffice_project/10m0$Build-2</meta:generator>
    <meta:document-statistic meta:object-count="1300"/>
    <meta:user-defined meta:name="AppVersion">12.0000</meta:user-defined>
    <meta:user-defined meta:name="Company">U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